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6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105.48mm"/>
    </style:style>
    <style:style style:name="co8" style:family="table-column">
      <style:table-column-properties fo:break-before="auto" style:column-width="139.51mm"/>
    </style:style>
    <style:style style:name="co9" style:family="table-column">
      <style:table-column-properties fo:break-before="auto" style:column-width="85.58mm"/>
    </style:style>
    <style:style style:name="co10" style:family="table-column">
      <style:table-column-properties fo:break-before="auto" style:column-width="104.65mm"/>
    </style:style>
    <style:style style:name="co11" style:family="table-column">
      <style:table-column-properties fo:break-before="auto" style:column-width="106.29mm"/>
    </style:style>
    <style:style style:name="co12" style:family="table-column">
      <style:table-column-properties fo:break-before="auto" style:column-width="65.16mm"/>
    </style:style>
    <style:style style:name="co13" style:family="table-column">
      <style:table-column-properties fo:break-before="auto" style:column-width="138.98mm"/>
    </style:style>
    <style:style style:name="co14" style:family="table-column">
      <style:table-column-properties fo:break-before="auto" style:column-width="90.77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91.58mm"/>
    </style:style>
    <style:style style:name="co17" style:family="table-column">
      <style:table-column-properties fo:break-before="auto" style:column-width="99.48mm"/>
    </style:style>
    <style:style style:name="co18" style:family="table-column">
      <style:table-column-properties fo:break-before="auto" style:column-width="80.96mm"/>
    </style:style>
    <style:style style:name="co19" style:family="table-column">
      <style:table-column-properties fo:break-before="auto" style:column-width="105.75mm"/>
    </style:style>
    <style:style style:name="co20" style:family="table-column">
      <style:table-column-properties fo:break-before="auto" style:column-width="93.77mm"/>
    </style:style>
    <style:style style:name="co21" style:family="table-column">
      <style:table-column-properties fo:break-before="auto" style:column-width="13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cto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ctor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ntidad externa que hará uso de los servicios y módulos que disponga el sistema</text:p>
          </table:table-cell>
        </table:table-row>
        <table:table-row table:style-name="ro1">
          <table:table-cell office:value-type="string" calcext:value-type="string">
            <text:p>Almacenamiento Persistent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Entidad que representa el entorno de almacenamiento persistente del sistema</text:p>
          </table:table-cell>
        </table:table-row>
        <table:table-row table:style-name="ro1">
          <table:table-cell office:value-type="string" calcext:value-type="string">
            <text:p>Sistema de Col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ntidad externa que facilita el manejo de los procesos a ejecutarse de manera remota en forma de job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erfil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dministrad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argado de administrar las cuentas de usuario, los sistemas de acceso, estadísticas de uso, etc</text:p>
          </table:table-cell>
        </table:table-row>
        <table:table-row table:style-name="ro1">
          <table:table-cell office:value-type="string" calcext:value-type="string">
            <text:p>Usuario Común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Tiene acceso a los módulos y a la utilización de recursos que el sistema dispone</text:p>
          </table:table-cell>
        </table:table-row>
      </table:table>
      <table:table table:name="listaCU" table:style-name="ta1">
        <table:table-column table:style-name="co5" table:default-cell-style-name="Default"/>
        <table:table-column table:style-name="co6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asos de Us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min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ualiz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min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str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ar roles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minar rol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sualiz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entic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rar se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upera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ificar datos de acce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tificación de camb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imar estadísticos en relación a la muest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ar estadísticos de dato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imar box plo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ar box plo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imar histogram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ar histogram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imar bar chart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ar bar char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imar pie chart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ar pie char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imar matrices de correlació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ar heat map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timar scatter plo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sualizar scatter plo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visar correcto estado set de dato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visar variables discretas en set de dato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visar formato de set de dato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ojar set de datos en área de trabajo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algoritmo K-Mean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algoritmo Mean Shif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algoritmo Affinity Propag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algoritmo DBSc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algoritmo Aglomerativo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algoritmo jerarquizad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algoritmo SO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aluar las particiones generada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portar resultado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algoritmo Naive Ba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algoritmo KN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algoritmo Random Fores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algoritmo AdaBoos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algoritmo SVM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algoritmo NuSVC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algoritmo MLP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algoritmo Árboles de Decisió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validación cruzad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validación LOU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imar Curva ROC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imar curva de validación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timar matriz de confusió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imar las medidas de desempeño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ojar resultados en job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plementar PC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plementar Deformaciones de Espaci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plementar algoritmos de Mutual Informatio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plementar algoritmo de correlacione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plementar algoritmos basados en distribuciones bayesiana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gistrar procesos en sistema de cola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ditar proceso en sistema de cola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liminar proceso de sistema de cola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strar estado de col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tificar estados de proceso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tificar finalización de trabajo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visar procesos en cola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viar mensajes de notificaciones a usuario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figurar mensajes de notificacion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r notificaciones globale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ponder solicitudes de muestra de dato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gistrar nuevos elemento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odificar elementos en el sistema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liminar elementos en el sistema</text:p>
          </table:table-cell>
          <table:table-cell/>
        </table:table-row>
      </table:table>
      <table:table table:name="casosUsoUsuario" table:style-name="ta1">
        <table:table-column table:style-name="co7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 office:value-type="string" calcext:value-type="string">
            <text:p>US1, AP1, AP2</text:p>
          </table:table-cell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, área de trabajo creada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crea área de trabajo para nuevo usuario (CU03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0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Usuario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usuario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usuario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usuario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elimina área de trabajo del usuario (CU10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, CU10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usuari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usuarios o datos de usuario seleccion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usuari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usuari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usuar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rol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ro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rol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n sistem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Rol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ol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edit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rol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rol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roles registrad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ro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role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r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</table:table>
      <table:table table:name="casosUsoRecursos" table:style-name="ta1">
        <table:table-column table:style-name="co9" table:default-cell-style-name="ce2"/>
        <table:table-column table:style-name="co10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No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habilita recursos para usuario y se crea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creación de nueva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habilita el usuario y crea espacio de trabajo</text:p>
          </table:table-cell>
        </table:table-row>
        <table:table-row table:style-name="ro1">
          <table:table-cell/>
          <table:table-cell office:value-type="string" calcext:value-type="string">
            <text:p>Sistema habilita los recursos para el nuevo usuario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elimina área de trabajo y deshabilitan los recursos asociad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eliminación de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deshabilita el usuario y elimina espacio de trabajo</text:p>
          </table:table-cell>
        </table:table-row>
        <table:table-row table:style-name="ro1">
          <table:table-cell/>
          <table:table-cell office:value-type="string" calcext:value-type="string">
            <text:p>Sistema elimina los recursos para el usuario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BD" table:style-name="ta1">
        <table:table-column table:style-name="co11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ser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un nuevo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agreg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registro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inser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 en base de dat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iciar nueva sesión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no iniciada en BD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creada e iniciada en BD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iniciar sesión en B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las credenciales</text:p>
          </table:table-cell>
        </table:table-row>
        <table:table-row table:style-name="ro1">
          <table:table-cell/>
          <table:table-cell office:value-type="string" calcext:value-type="string">
            <text:p>Sistema establece conexión</text:p>
          </table:table-cell>
        </table:table-row>
        <table:table-row table:style-name="ro1">
          <table:table-cell/>
          <table:table-cell office:value-type="string" calcext:value-type="string">
            <text:p>Sistema notifica inicio de sesión correct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Credenciales de acceso incorrectas, se notifica mediante el sistema</text:p>
          </table:table-cell>
        </table:table-row>
        <table:table-row table:style-name="ro1">
          <table:covered-table-cell/>
          <table:table-cell office:value-type="string" calcext:value-type="string">
            <text:p>Sistema BD no disponible por múltiples conexiones activas, sistema notifica el event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 en BD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errar sesión iniciada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en estado inici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en estado cerr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BD recibe solicitud</text:p>
          </table:table-cell>
        </table:table-row>
        <table:table-row table:style-name="ro1">
          <table:table-cell/>
          <table:table-cell office:value-type="string" calcext:value-type="string">
            <text:p>Sistema cierra la sesión</text:p>
          </table:table-cell>
        </table:table-row>
        <table:table-row table:style-name="ro1">
          <table:table-cell/>
          <table:table-cell office:value-type="string" calcext:value-type="string">
            <text:p>Sistema elimina los datos de memoria caché y registros activ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dit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dit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di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di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limin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limin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limina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limin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str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strar un conjunto de registr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úsqueda de información en estado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úsqueda de información en estado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la solicitud de búsqueda de datos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responde la solicitud con el correspondiente resultado obtenid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</table:table>
      <table:table table:name="casosUsoNotificaciones" table:style-name="ta1">
        <table:table-column table:style-name="co12" table:default-cell-style-name="ce2"/>
        <table:table-column table:style-name="co13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ificar mensaje vía correo electrónic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nviar correo electrónico a usuario con mensaje asoci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mensajería disponible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mensajería con solicitud re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genera solicitud de envío de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visa la data</text:p>
          </table:table-cell>
        </table:table-row>
        <table:table-row table:style-name="ro1">
          <table:table-cell/>
          <table:table-cell office:value-type="string" calcext:value-type="string">
            <text:p>Sistema crea el cuerpo del correo</text:p>
          </table:table-cell>
        </table:table-row>
        <table:table-row table:style-name="ro1">
          <table:table-cell/>
          <table:table-cell office:value-type="string" calcext:value-type="string">
            <text:p>Sistema envía vía SMTP el correo al destino asociado</text:p>
          </table:table-cell>
        </table:table-row>
        <table:table-row table:style-name="ro1">
          <table:table-cell/>
          <table:table-cell office:value-type="string" calcext:value-type="string">
            <text:p>Sistema registra en su log el proceso generado</text:p>
          </table:table-cell>
        </table:table-row>
        <table:table-row table:style-name="ro1">
          <table:table-cell/>
          <table:table-cell office:value-type="string" calcext:value-type="string">
            <text:p>Sistema notifica el proceso finalizado de manera correc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Sistema de mensajería no disponible, se notifica la acció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ervidor de correos SMTP no habilitado, se notifica la acción</text:p>
          </table:table-cell>
        </table:table-row>
      </table:table>
      <table:table table:name="casosUsoSesion" table:style-name="ta1">
        <table:table-column table:style-name="co14" table:default-cell-style-name="ce2"/>
        <table:table-column table:style-name="co15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1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gresar a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inicio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Inicio de sesión cre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login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upera la data del formulario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verifica la respuesta</text:p>
          </table:table-cell>
        </table:table-row>
        <table:table-row table:style-name="ro1">
          <table:table-cell/>
          <table:table-cell office:value-type="string" calcext:value-type="string">
            <text:p>Sistema inicia la sesión y entrega token de acceso</text:p>
          </table:table-cell>
        </table:table-row>
        <table:table-row table:style-name="ro1">
          <table:table-cell office:value-type="string" calcext:value-type="string">
            <text:p>Usuario validado correctamente ingresa al sistema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utenticar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utenticar usuario en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Usuario registrado en sistema pero sin acces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 y habilitado para acceder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registra un nuevo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sponde solicitud</text:p>
          </table:table-cell>
        </table:table-row>
        <table:table-row table:style-name="ro1">
          <table:table-cell/>
          <table:table-cell office:value-type="string" calcext:value-type="string">
            <text:p>Sistema inicia proceso de autenticación</text:p>
          </table:table-cell>
        </table:table-row>
        <table:table-row table:style-name="ro1">
          <table:table-cell/>
          <table:table-cell office:value-type="string" calcext:value-type="string">
            <text:p>Sistema genera token de registro </text:p>
          </table:table-cell>
        </table:table-row>
        <table:table-row table:style-name="ro1">
          <table:table-cell/>
          <table:table-cell office:value-type="string" calcext:value-type="string">
            <text:p>Sistema almacena registro en BD</text:p>
          </table:table-cell>
        </table:table-row>
        <table:table-row table:style-name="ro1">
          <table:table-cell/>
          <table:table-cell office:value-type="string" calcext:value-type="string">
            <text:p>Sistema codifica credenciales de usuario</text:p>
          </table:table-cell>
        </table:table-row>
        <table:table-row table:style-name="ro1">
          <table:table-cell/>
          <table:table-cell office:value-type="string" calcext:value-type="string">
            <text:p>Sistema habilita las credenciales para usuario registrad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Salir de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ierre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ierre de sesión proces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gistra la hora de acceso</text:p>
          </table:table-cell>
        </table:table-row>
        <table:table-row table:style-name="ro1">
          <table:table-cell/>
          <table:table-cell office:value-type="string" calcext:value-type="string">
            <text:p>Sistema almacena en sus log el registro de finalizar sesión</text:p>
          </table:table-cell>
        </table:table-row>
        <table:table-row table:style-name="ro1">
          <table:table-cell/>
          <table:table-cell office:value-type="string" calcext:value-type="string">
            <text:p>Sistema borra la data caché</text:p>
          </table:table-cell>
        </table:table-row>
        <table:table-row table:style-name="ro1">
          <table:table-cell/>
          <table:table-cell office:value-type="string" calcext:value-type="string">
            <text:p>Sistema elimina token generado</text:p>
          </table:table-cell>
        </table:table-row>
        <table:table-row table:style-name="ro1">
          <table:table-cell/>
          <table:table-cell office:value-type="string" calcext:value-type="string">
            <text:p>Sistema cierra sesión redireccionando a la interfaz principal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cupera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cuperar acceso al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cuperación de cuent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cuperación de cuentas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establecer cuenta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establecer cuenta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dificar datos de acce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dificar los valores de las credenciales para un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Credenciales de usuario no modificada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redenciales de usuario modificad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cambio de contraseñ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cam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el cambio generado 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</table:table>
      <table:table table:name="casosUsoEstadisticas" table:style-name="ta1">
        <table:table-column table:style-name="co16" table:default-cell-style-name="ce2"/>
        <table:table-column table:style-name="co17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u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uso del servicio por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uso realiz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us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u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carga de servidor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carga de servidores en tiempo rea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o de servidor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o de servidore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carga de servi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carga de sistema de cola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carga del sistema de colas de proces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arga del sistema de cola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carga del sistema de cola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carga de sistema de col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os de trabaj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os de trabaj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os de trabajos en servidor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os de trabajos en servidor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os de trabaj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trabaj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trabaj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trabajos en servidor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trabajos en servidor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trabaj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Reporte" table:style-name="ta1">
        <table:table-column table:style-name="co18" table:default-cell-style-name="ce2"/>
        <table:table-column table:style-name="co19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tabla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tabla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Tabla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abla resumen generad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dataTable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datatable</text:p>
          </table:table-cell>
        </table:table-row>
        <table:table-row table:style-name="ro1">
          <table:table-cell/>
          <table:table-cell office:value-type="string" calcext:value-type="string">
            <text:p>Sistema carga la tabla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gráfico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gráfico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Gráfico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Gráfico resumen generado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JSON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Higcharts plugin</text:p>
          </table:table-cell>
        </table:table-row>
        <table:table-row table:style-name="ro1">
          <table:table-cell/>
          <table:table-cell office:value-type="string" calcext:value-type="string">
            <text:p>Sistema carga el gráfico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ME" table:style-name="ta1">
        <table:table-column table:style-name="co20" table:default-cell-style-name="ce2"/>
        <table:table-column table:style-name="co21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3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estadísticos en relación a la muestra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estadísticos en relación a la muestr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os para set de datos de interé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os para set de datos de interé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/>
        </table:table-row>
        <table:table-row table:style-name="ro1">
          <table:table-cell office:value-type="string" calcext:value-type="string">
            <text:p>Usuario solicita las estadísticas resúme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</table:table-row>
        <table:table-row table:style-name="ro1">
          <table:table-cell/>
          <table:table-cell office:value-type="string" calcext:value-type="string">
            <text:p>Sistema estima promedio, varianza, desviación, máximos y mínimos en la muestra </text:p>
          </table:table-cell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recibe respuesta y genera tabla resumen</text:p>
          </table:table-cell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</table:table-row>
        <table:table-row table:style-name="ro1">
          <table:table-cell/>
          <table:table-cell office:value-type="string" calcext:value-type="string">
            <text:p>Sistema despliega cuadro resumen con los estadísticos generados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3:04.000834142</meta:creation-date>
    <dc:date>2018-09-26T15:37:22.286663991</dc:date>
    <meta:editing-duration>P2DT2H1M34S</meta:editing-duration>
    <meta:editing-cycles>17</meta:editing-cycles>
    <meta:generator>LibreOffice/5.1.6.2$Linux_X86_64 LibreOffice_project/10m0$Build-2</meta:generator>
    <meta:document-statistic meta:table-count="10" meta:cell-count="1008" meta:object-count="0"/>
  </office:meta>
</office:document-meta>
</file>